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135a" officeooo:paragraph-rsid="001b135a"/>
    </style:style>
    <style:style style:name="P2" style:family="paragraph" style:parent-style-name="Standard">
      <style:text-properties officeooo:rsid="001b946a" officeooo:paragraph-rsid="001b946a"/>
    </style:style>
    <style:style style:name="P3" style:family="paragraph" style:parent-style-name="Standard">
      <style:text-properties officeooo:rsid="001d2427" officeooo:paragraph-rsid="001d2427"/>
    </style:style>
    <style:style style:name="P4" style:family="paragraph" style:parent-style-name="Standard">
      <style:text-properties officeooo:rsid="001f089f" officeooo:paragraph-rsid="0021d756"/>
    </style:style>
    <style:style style:name="P5" style:family="paragraph" style:parent-style-name="Standard">
      <style:text-properties officeooo:rsid="001f089f" officeooo:paragraph-rsid="001f089f"/>
    </style:style>
    <style:style style:name="P6" style:family="paragraph" style:parent-style-name="Standard">
      <style:text-properties officeooo:paragraph-rsid="001f089f"/>
    </style:style>
    <style:style style:name="P7" style:family="paragraph" style:parent-style-name="Standard">
      <style:text-properties style:text-underline-style="solid" style:text-underline-width="auto" style:text-underline-color="font-color" officeooo:rsid="001f089f" officeooo:paragraph-rsid="001f089f"/>
    </style:style>
    <style:style style:name="P8" style:family="paragraph" style:parent-style-name="Standard">
      <style:text-properties style:text-underline-style="solid" style:text-underline-width="auto" style:text-underline-color="font-color" officeooo:rsid="0021d756" officeooo:paragraph-rsid="0021d756"/>
    </style:style>
    <style:style style:name="P9" style:family="paragraph" style:parent-style-name="Standard">
      <style:text-properties officeooo:rsid="0021d756" officeooo:paragraph-rsid="0021d756"/>
    </style:style>
    <style:style style:name="P10" style:family="paragraph" style:parent-style-name="Standard">
      <style:text-properties officeooo:rsid="002394e2" officeooo:paragraph-rsid="002394e2"/>
    </style:style>
    <style:style style:name="P11" style:family="paragraph" style:parent-style-name="Standard">
      <style:text-properties fo:font-variant="normal" fo:text-transform="none" fo:color="#222222" style:font-name="Liberation Serif1" fo:font-size="12pt" fo:letter-spacing="normal" fo:font-style="normal" fo:font-weight="normal" officeooo:rsid="001f089f" officeooo:paragraph-rsid="001f089f" style:font-name-asian="Liberation Serif1" style:font-name-complex="Liberation Serif1"/>
    </style:style>
    <style:style style:name="P12" style:family="paragraph" style:parent-style-name="Standard">
      <style:text-properties fo:font-variant="normal" fo:text-transform="none" fo:color="#222222" style:font-name="Liberation Serif1" fo:font-size="12pt" fo:letter-spacing="normal" fo:font-style="normal" fo:font-weight="normal" officeooo:rsid="001f9112" officeooo:paragraph-rsid="001f089f" style:font-name-asian="Liberation Serif1" style:font-name-complex="Liberation Serif1"/>
    </style:style>
    <style:style style:name="P13" style:family="paragraph" style:parent-style-name="Standard">
      <style:text-properties fo:font-variant="normal" fo:text-transform="none" fo:color="#222222" style:font-name="Liberation Serif1" fo:font-size="12pt" fo:letter-spacing="normal" fo:font-style="normal" fo:font-weight="normal" officeooo:rsid="0021d756" officeooo:paragraph-rsid="0021d756" style:font-name-asian="Liberation Serif1" style:font-name-complex="Liberation Serif1"/>
    </style:style>
    <style:style style:name="P14" style:family="paragraph" style:parent-style-name="Standard">
      <style:text-properties fo:font-variant="normal" fo:text-transform="none" fo:color="#222222" style:font-name="Liberation Serif1" fo:font-size="12pt" fo:letter-spacing="normal" fo:font-style="normal" fo:font-weight="normal" officeooo:rsid="002394e2" officeooo:paragraph-rsid="002394e2" style:font-name-asian="Liberation Serif1" style:font-name-complex="Liberation Serif1"/>
    </style:style>
    <style:style style:name="P15" style:family="paragraph" style:parent-style-name="Standard">
      <style:text-properties fo:font-variant="normal" fo:text-transform="none" fo:color="#222222" style:font-name="Liberation Serif1" fo:font-size="12pt" fo:letter-spacing="normal" fo:font-style="normal" fo:font-weight="normal" officeooo:rsid="0026bbaa" officeooo:paragraph-rsid="0026bbaa" style:font-name-asian="Liberation Serif1" style:font-name-complex="Liberation Serif1"/>
    </style:style>
    <style:style style:name="P16" style:family="paragraph" style:parent-style-name="Standard">
      <style:text-properties fo:font-variant="normal" fo:text-transform="none" fo:color="#222222" style:font-name="Liberation Serif1" fo:font-size="12pt" fo:letter-spacing="normal" fo:font-style="normal" fo:font-weight="normal" officeooo:rsid="00279b9a" officeooo:paragraph-rsid="00279b9a" style:font-name-asian="Liberation Serif1" style:font-name-complex="Liberation Serif1"/>
    </style:style>
    <style:style style:name="P17"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21d756" officeooo:paragraph-rsid="0021d756" style:font-name-asian="Liberation Serif1" style:font-name-complex="Liberation Serif1"/>
    </style:style>
    <style:style style:name="P18"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26bbaa" officeooo:paragraph-rsid="0026bbaa" style:font-name-asian="Liberation Serif1" style:font-name-complex="Liberation Serif1"/>
    </style:style>
    <style:style style:name="P19"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279b9a" officeooo:paragraph-rsid="00279b9a" style:font-name-asian="Liberation Serif1" style:font-name-complex="Liberation Serif1"/>
    </style:style>
    <style:style style:name="P20" style:family="paragraph" style:parent-style-name="Standard">
      <style:text-properties fo:font-variant="normal" fo:text-transform="none" fo:color="#222222" style:font-name="Liberation Serif1" fo:font-size="12pt" fo:letter-spacing="normal" fo:font-style="normal" style:text-underline-style="solid" style:text-underline-width="auto" style:text-underline-color="font-color" fo:font-weight="normal" officeooo:rsid="002c0041" officeooo:paragraph-rsid="002c0041" style:font-name-asian="Liberation Serif1" style:font-name-complex="Liberation Serif1"/>
    </style:style>
    <style:style style:name="P21" style:family="paragraph" style:parent-style-name="Standard">
      <style:text-properties fo:font-variant="normal" fo:text-transform="none" fo:color="#222222" style:font-name="Liberation Serif1" fo:font-size="12pt" fo:letter-spacing="normal" fo:font-style="normal" style:text-underline-style="none" fo:font-weight="normal" officeooo:rsid="00279b9a" officeooo:paragraph-rsid="00279b9a" style:font-name-asian="Liberation Serif1" style:font-name-complex="Liberation Serif1"/>
    </style:style>
    <style:style style:name="P22" style:family="paragraph" style:parent-style-name="Standard">
      <style:text-properties fo:font-variant="normal" fo:text-transform="none" fo:color="#222222" style:font-name="Liberation Serif1" fo:font-size="12pt" fo:letter-spacing="normal" fo:font-style="normal" style:text-underline-style="none" fo:font-weight="normal" officeooo:rsid="002b15a1" officeooo:paragraph-rsid="002b15a1" style:font-name-asian="Liberation Serif1" style:font-name-complex="Liberation Serif1"/>
    </style:style>
    <style:style style:name="P23" style:family="paragraph" style:parent-style-name="Standard" style:list-style-name="L1">
      <style:text-properties officeooo:rsid="001b946a" officeooo:paragraph-rsid="001b946a"/>
    </style:style>
    <style:style style:name="P24" style:family="paragraph" style:parent-style-name="Standard" style:list-style-name="L1">
      <style:text-properties officeooo:rsid="001d2427" officeooo:paragraph-rsid="001d2427"/>
    </style:style>
    <style:style style:name="P25" style:family="paragraph" style:parent-style-name="Standard" style:list-style-name="L2">
      <style:text-properties officeooo:rsid="0021d756" officeooo:paragraph-rsid="0021d756"/>
    </style:style>
    <style:style style:name="P26" style:family="paragraph" style:parent-style-name="Standard" style:list-style-name="L2">
      <style:text-properties fo:font-variant="normal" fo:text-transform="none" fo:color="#222222" style:font-name="Liberation Serif1" fo:font-size="12pt" fo:letter-spacing="normal" fo:font-style="normal" fo:font-weight="normal" officeooo:rsid="0021d756" officeooo:paragraph-rsid="0021d756" style:font-name-asian="Liberation Serif1" style:font-name-complex="Liberation Serif1"/>
    </style:style>
    <style:style style:name="P27" style:family="paragraph" style:parent-style-name="Standard">
      <style:text-properties fo:font-variant="normal" fo:text-transform="none" fo:color="#222222" style:font-name="Liberation Serif1" fo:font-size="12pt" fo:letter-spacing="normal" fo:font-style="normal" fo:font-weight="normal" officeooo:rsid="00279b9a" officeooo:paragraph-rsid="0026bbaa" style:font-name-asian="Liberation Serif1" style:font-name-complex="Liberation Serif1"/>
    </style:style>
    <style:style style:name="P28" style:family="paragraph" style:parent-style-name="Standard" style:list-style-name="L3">
      <style:text-properties fo:font-variant="normal" fo:text-transform="none" fo:color="#222222" style:font-name="Liberation Serif1" fo:font-size="12pt" fo:letter-spacing="normal" fo:font-style="normal" style:text-underline-style="none" fo:font-weight="normal" officeooo:rsid="002c0041" officeooo:paragraph-rsid="002c0041" style:font-name-asian="Liberation Serif1" style:font-name-complex="Liberation Serif1"/>
    </style:style>
    <style:style style:name="P29" style:family="paragraph" style:parent-style-name="Standard" style:list-style-name="L4">
      <style:text-properties fo:font-variant="normal" fo:text-transform="none" fo:color="#222222" style:font-name="Liberation Serif1" fo:font-size="12pt" fo:letter-spacing="normal" fo:font-style="normal" style:text-underline-style="none" fo:font-weight="normal" officeooo:rsid="002c0041" officeooo:paragraph-rsid="002c0041" style:font-name-asian="Liberation Serif1" style:font-name-complex="Liberation Serif1"/>
    </style:style>
    <style:style style:name="P30" style:family="paragraph" style:parent-style-name="Standard">
      <style:text-properties fo:font-variant="normal" fo:text-transform="none" fo:color="#222222" style:font-name="Liberation Serif1" fo:font-size="12pt" fo:letter-spacing="normal" fo:font-style="normal" style:text-underline-style="none" fo:font-weight="normal" officeooo:rsid="002c0041" officeooo:paragraph-rsid="002c0041" style:font-name-asian="Liberation Serif1" style:font-name-complex="Liberation Serif1"/>
    </style:style>
    <style:style style:name="P31" style:family="paragraph" style:parent-style-name="Standard">
      <style:text-properties fo:font-variant="normal" fo:text-transform="none" fo:color="#222222" style:font-name="Liberation Serif1" fo:font-size="12pt" fo:letter-spacing="normal" fo:font-style="normal" style:text-underline-style="none" fo:font-weight="normal" officeooo:rsid="002d969e" officeooo:paragraph-rsid="002d969e" style:font-name-asian="Liberation Serif1" style:font-name-complex="Liberation Serif1"/>
    </style:style>
    <style:style style:name="P32" style:family="paragraph">
      <style:paragraph-properties fo:text-align="center"/>
    </style:style>
    <style:style style:name="T1" style:family="text">
      <style:text-properties style:font-name="Liberation Serif1" style:font-name-asian="Liberation Serif1" style:font-name-complex="Liberation Serif1"/>
    </style:style>
    <style:style style:name="T2" style:family="text">
      <style:text-properties style:font-name="Liberation Serif1" officeooo:rsid="001b946a" style:font-name-asian="Liberation Serif1" style:font-name-complex="Liberation Serif1"/>
    </style:style>
    <style:style style:name="T3" style:family="text">
      <style:text-properties style:font-name="Liberation Serif1" officeooo:rsid="0021d756" style:font-name-asian="Liberation Serif1" style:font-name-complex="Liberation Serif1"/>
    </style:style>
    <style:style style:name="T4" style:family="text">
      <style:text-properties officeooo:rsid="001d2427"/>
    </style:style>
    <style:style style:name="T5" style:family="text">
      <style:text-properties officeooo:rsid="001f089f"/>
    </style:style>
    <style:style style:name="T6" style:family="text">
      <style:text-properties fo:font-variant="normal" fo:text-transform="none" fo:color="#222222" style:font-name="arial" fo:font-size="12pt" fo:letter-spacing="normal" fo:font-style="normal" fo:font-weight="normal"/>
    </style:style>
    <style:style style:name="T7" style:family="text">
      <style:text-properties fo:font-variant="normal" fo:text-transform="none" fo:color="#222222" style:font-name="arial" fo:font-size="12pt" fo:letter-spacing="normal" fo:font-style="normal" fo:font-weight="normal" officeooo:rsid="001f089f"/>
    </style:style>
    <style:style style:name="T8" style:family="text">
      <style:text-properties fo:font-variant="normal" fo:text-transform="none" fo:color="#222222" style:font-name="arial" fo:font-size="12pt" fo:letter-spacing="normal" fo:font-style="normal" fo:font-weight="normal" officeooo:rsid="001f9112" style:font-name-asian="Liberation Serif1" style:font-name-complex="Liberation Serif1"/>
    </style:style>
    <style:style style:name="T9" style:family="text">
      <style:text-properties fo:font-variant="normal" fo:text-transform="none" fo:color="#222222" style:font-name="Liberation Serif1" fo:font-size="12pt" fo:letter-spacing="normal" fo:font-style="normal" fo:font-weight="normal" style:font-name-asian="Liberation Serif1" style:font-name-complex="Liberation Serif1"/>
    </style:style>
    <style:style style:name="T10" style:family="text">
      <style:text-properties fo:font-variant="normal" fo:text-transform="none" fo:color="#222222" style:font-name="Liberation Serif1" fo:font-size="12pt" fo:letter-spacing="normal" fo:font-style="normal" fo:font-weight="normal" officeooo:rsid="001b946a" style:font-name-asian="Liberation Serif1" style:font-name-complex="Liberation Serif1"/>
    </style:style>
    <style:style style:name="T11" style:family="text">
      <style:text-properties fo:font-variant="normal" fo:text-transform="none" fo:color="#222222" style:font-name="Liberation Serif1" fo:font-size="12pt" fo:letter-spacing="normal" fo:font-style="normal" fo:font-weight="normal" officeooo:rsid="001f9112" style:font-name-asian="Liberation Serif1" style:font-name-complex="Liberation Serif1"/>
    </style:style>
    <style:style style:name="T12" style:family="text">
      <style:text-properties fo:font-variant="normal" fo:text-transform="none" fo:color="#222222" style:font-name="Liberation Serif1" fo:font-size="12pt" fo:letter-spacing="normal" fo:font-style="normal" fo:font-weight="normal" officeooo:rsid="00213d5b" style:font-name-asian="Liberation Serif1" style:font-name-complex="Liberation Serif1"/>
    </style:style>
    <style:style style:name="T13" style:family="text">
      <style:text-properties fo:font-variant="normal" fo:text-transform="none" fo:color="#222222" style:font-name="Liberation Serif1" fo:font-size="12pt" fo:letter-spacing="normal" fo:font-style="normal" fo:font-weight="normal" officeooo:rsid="00233eb9" style:font-name-asian="Liberation Serif1" style:font-name-complex="Liberation Serif1"/>
    </style:style>
    <style:style style:name="T14" style:family="text">
      <style:text-properties fo:font-variant="normal" fo:text-transform="none" fo:color="#222222" style:font-name="Liberation Serif1" fo:font-size="12pt" fo:letter-spacing="normal" fo:font-style="normal" fo:font-weight="normal" officeooo:rsid="0024c979" style:font-name-asian="Liberation Serif1" style:font-name-complex="Liberation Serif1"/>
    </style:style>
    <style:style style:name="T15" style:family="text">
      <style:text-properties fo:font-variant="normal" fo:text-transform="none" fo:color="#0066ff" style:font-name="Liberation Serif1" fo:font-size="12pt" fo:letter-spacing="normal" fo:font-style="normal" fo:font-weight="normal" style:font-name-asian="Liberation Serif1" style:font-name-complex="Liberation Serif1"/>
    </style:style>
    <style:style style:name="T16" style:family="text">
      <style:text-properties officeooo:rsid="0021d756"/>
    </style:style>
    <style:style style:name="T17" style:family="text">
      <style:text-properties officeooo:rsid="00279b9a"/>
    </style:style>
    <style:style style:name="T18" style:family="text">
      <style:text-properties fo:font-weight="bold" style:font-weight-asian="bold" style:font-weight-complex="bold"/>
    </style:style>
    <style:style style:name="T19" style:family="text">
      <style:text-properties officeooo:rsid="002a21d3"/>
    </style:style>
    <style:style style:name="T20" style:family="text">
      <style:text-properties officeooo:rsid="002c0041"/>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lenguajes de marcado van acompañados de marcas que indican la sintaxis que indican que hacer al explorador o al software que lo va a utilizar.</text:p>
      <text:p text:style-name="P1"/>
      <text:p text:style-name="P2">&lt;mio&gt;</text:p>
      <text:p text:style-name="P2"><text:tab/>hola</text:p>
      <text:p text:style-name="P2">&lt;/mio&gt;</text:p>
      <text:p text:style-name="P2"/>
      <text:p text:style-name="P2">El lenguaje de marcas es una forma de codificar un documento mediante etiquetas, marcas, etc.</text:p>
      <text:p text:style-name="P2"/>
      <text:p text:style-name="P2"><text:span text:style-name="T4">WWW</text:span> <text:span text:style-name="T1">→</text:span> <text:span text:style-name="T16">W</text:span>orld <text:span text:style-name="T16">Wide</text:span> <text:span text:style-name="T16">W</text:span>eb</text:p>
      <text:p text:style-name="P3">WYSIWYG <text:span text:style-name="T2">→ </text:span><text:span text:style-name="T3">W</text:span>hat <text:span text:style-name="T16">Y</text:span>ou <text:span text:style-name="T16">S</text:span>ee <text:span text:style-name="T16">W</text:span>hat <text:span text:style-name="T16">Y</text:span>ou <text:span text:style-name="T16">G</text:span>et (tipo de software que muestra lo que ves cuando codificas).</text:p>
      <text:p text:style-name="P2"/>
      <text:p text:style-name="P2">Tipos de lenguaje de marcas:</text:p>
      <text:p text:style-name="P2"/>
      <text:list xml:id="list4760080843984130780" text:style-name="L1">
        <text:list-item>
          <text:p text:style-name="P23">lenguajes orientado a la presentación, sirven para transmitir información <text:span text:style-name="T4">en un formato determinado.</text:span> ej: Word.</text:p>
        </text:list-item>
        <text:list-item>
          <text:p text:style-name="P24">Los lenguajes procedurales utilizan procedimientos.</text:p>
        </text:list-item>
        <text:list-item>
          <text:p text:style-name="P24">Los lenguajes descriptivos gestionan, definen o almacenan información aunque pueden tener algunas etiquetas que modifique el aspecto. Ej: XML, HTML</text:p>
        </text:list-item>
      </text:list>
      <text:p text:style-name="P3"/>
      <text:p text:style-name="P7">Evolución de los lenguajes de marcas:</text:p>
      <text:p text:style-name="P6"><text:span text:style-name="T5">comienzan a usarse en los años 60 con la intención de usar el formato electrónico y dejar de usar el papel, aquí aparece un lenguaje de marcas el SGML ( </text:span><text:span text:style-name="T7">Standard</text:span><text:span text:style-name="T5"> </text:span><text:span text:style-name="T7">Generalize Markup Language</text:span><text:span text:style-name="T5">) el cual nace desde GML (</text:span><text:span text:style-name="T6">Generalized Markup Language</text:span><text:span text:style-name="T7">) y basándose en el primero (SGML) nació HTML el cual se creó para intercambiar texto y fue cambiando versión tras versión hasta la 4ª versión.</text:span></text:p>
      <text:p text:style-name="P11"/>
      <text:p text:style-name="P5"><text:span text:style-name="T9">La W3C es la empresa por la cual se rige </text:span><text:span text:style-name="T11">el estándar de los lenguajes de marcas.</text:span></text:p>
      <text:p text:style-name="P16"><text:span text:style-name="T11">W3C tiene una sucursal en </text:span>España<text:span text:style-name="T11"> en </text:span>el parque científico tecnológico de <text:span text:style-name="T11"><text:s/>Gijón.</text:span></text:p>
      <text:p text:style-name="P12"/>
      <text:p text:style-name="P4"><text:span text:style-name="T8">XML </text:span><text:span text:style-name="T10">→ </text:span><text:span text:style-name="T11">Exten</text:span><text:span text:style-name="T12">sible</text:span><text:span text:style-name="T11"> Mark</text:span><text:span text:style-name="T12">up</text:span><text:span text:style-name="T11"> Languaje.</text:span></text:p>
      <text:p text:style-name="P8"><text:span text:style-name="T11">V</text:span><text:span text:style-name="T9">entajas XML:</text:span></text:p>
      <text:list xml:id="list2357474877950212075" text:style-name="L2">
        <text:list-item>
          <text:p text:style-name="P25"><text:span text:style-name="T11">E</text:span><text:span text:style-name="T9">xtensible: Permite modificar el contenido añadiendo o quitando etiquetas sin dificultad.</text:span></text:p>
        </text:list-item>
        <text:list-item>
          <text:p text:style-name="P26">El analizador es un componente estándar que podemos tener en cualquier maquina.</text:p>
        </text:list-item>
        <text:list-item>
          <text:p text:style-name="P26">Es un lenguaje de marcas fácil de entender tanto para las personas como para maquinas.</text:p>
        </text:list-item>
        <text:list-item>
          <text:p text:style-name="P26">Mejora la compatibilidad entre sistemas.</text:p>
          <text:p text:style-name="P26"/>
        </text:list-item>
      </text:list>
      <text:p text:style-name="P17">Partes de un XML:</text:p>
      <text:p text:style-name="P13">Todo documento XML tiene etiquetas:</text:p>
      <text:p text:style-name="P13">&lt;etiqueta&gt;&lt;/etiqueta&gt; es un texto entre signos “&lt; &gt;” y tiene de inicio &lt;...&gt; y fin “&lt;/...&gt;</text:p>
      <text:p text:style-name="P13"/>
      <text:p text:style-name="P13">También tiene elementos que organizan el contenido del documento y consta de etiqueta de inicio, de fin y todo lo que esté entre ambas etiquetas. Un elemento puede contener dentro de él otro elemento.</text:p>
      <text:p text:style-name="P13"><draw:path text:anchor-type="paragraph" draw:z-index="0" draw:style-name="gr1" draw:text-style-name="P32" svg:width="0.952cm" svg:height="2.379cm" svg:x="2.653cm" svg:y="0.458cm" svg:viewBox="0 0 953 2380" svg:d="M291 15c228 74 653-202 662 264 5 282-82 566-27 847 53 270-88 538 0 794 122 352-309 546-556 423h-264-106"><text:p/></draw:path></text:p>
      <text:p text:style-name="P13">&lt;etiqueta&gt;</text:p>
      <text:p text:style-name="P13"><text:tab/>&lt;etiqueta2&gt;</text:p>
      <text:p text:style-name="P9"><text:span text:style-name="T9"><text:tab/>&lt;/etiqueta2&gt;<text:tab/></text:span><text:span text:style-name="T13">Elemento</text:span></text:p>
      <text:p text:style-name="P13">&lt;/etiqueta&gt;</text:p>
      <text:p text:style-name="P13"/>
      <text:p text:style-name="P13"><text:soft-page-break/></text:p>
      <text:p text:style-name="P13"/>
      <text:p text:style-name="P9"><text:span text:style-name="T9">atributos: Siempre son un par de valores de la forma “nombre=valor” y cuando hablamos de XML todos los atributos van entre comillas dobles, </text:span><text:span text:style-name="T14">HTML acepta sin comillas XHTML no</text:span><text:span text:style-name="T9">.</text:span></text:p>
      <text:p text:style-name="P10"><text:span text:style-name="T9">&lt;alumno </text:span><text:span text:style-name="T15">nmatricula=”100”</text:span><text:span text:style-name="T9">&gt;</text:span></text:p>
      <text:p text:style-name="P14">&lt;/alumno&gt;</text:p>
      <text:p text:style-name="P14"/>
      <text:p text:style-name="P18">Organizaciones que también estandarizan:</text:p>
      <text:p text:style-name="P18"/>
      <text:p text:style-name="P15"><text:span text:style-name="T18">ISO: Organización de Estandarización Internacional</text:span> <text:span text:style-name="T17">(la cual promueve normas internacionales para la normalización productos y servicios).</text:span></text:p>
      <text:p text:style-name="P15"/>
      <text:p text:style-name="P27">Las normas ISO son voluntarias pero muchas empresas la quieren pues dan prestigio y confianza al usuario.</text:p>
      <text:p text:style-name="P15"/>
      <text:p text:style-name="P16"/>
      <text:p text:style-name="P19">Usos de los lenguajes:</text:p>
      <text:p text:style-name="P21">Los lenguajes de marcas, también llamados dialectos de lenguajes de marcas se usan en muchos sitios por ejemplo entornos Web (Pag webs), en software que generan documentos en distintos formatos (Word), en lenguaje orientado al mundo <text:span text:style-name="T20">científico</text:span> (MathML para resolver expresiones <text:span text:style-name="T20">matemáticas</text:span>, VoiceXML para la gestión de voces y su contenido), para editores gráficos (Inkscape), <text:span text:style-name="T19">XAML el cual se usa para interfaces gráficas en Visual Studio de tal manera que los componentes de una interfaz se representan en un fichero de texto y se interpretan y se muestran al modelo gráfico que les corresponda.</text:span></text:p>
      <text:p text:style-name="P21"/>
      <text:p text:style-name="P22"><text:span text:style-name="T18">DTD (Definición de tipo de documento):</text:span> un documento de XML esta bien formado cuando cumple las normas del DTD. Este se utiliza para validar documentos.</text:p>
      <text:p text:style-name="P22">También se puede usar para validar páginas webs.</text:p>
      <text:p text:style-name="P20">Tipos de DTD:</text:p>
      <text:list xml:id="list6719276465596029637" text:style-name="L3">
        <text:list-item>
          <text:p text:style-name="P28">Estricto: Para que sea válido cumple todas las reglas y no se usan elementos antiguos.</text:p>
        </text:list-item>
        <text:list-item>
          <text:p text:style-name="P28">Flexible: También llamada transicional, puede usar las etiquetas de esa versión y algunas antiguas aunque esto se desaconseja.</text:p>
        </text:list-item>
        <text:list-item>
          <text:p text:style-name="P28">Frameset (Marcos): Obsoleto no se usa ya.</text:p>
        </text:list-item>
      </text:list>
      <text:p text:style-name="P20">El DTD valida los:</text:p>
      <text:list xml:id="list9062112797230144650" text:style-name="L4">
        <text:list-item>
          <text:p text:style-name="P29">Elementos que se pueden usar.</text:p>
        </text:list-item>
        <text:list-item>
          <text:p text:style-name="P29">Relaciones.</text:p>
        </text:list-item>
        <text:list-item>
          <text:p text:style-name="P29">Proporciona información sobre atributos.</text:p>
        </text:list-item>
        <text:list-item>
          <text:p text:style-name="P29">Aporta comentarios e instrucciones que pueden representar distintos formatos.</text:p>
          <text:p text:style-name="P29"/>
        </text:list-item>
      </text:list>
      <text:p text:style-name="P30">El DTD esta limitado en algunos casos, para solucionar esto se usa el XML-Esquema (por ejemplo DTD mira que exista nombre pero el XML-Esquema puede ver que tenga un mínimo y un máximo de caracteres)</text:p>
      <text:p text:style-name="P3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 svg:font-family="arial, 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08:28:00.431000000</meta:creation-date>
    <dc:date>2017-09-27T06:34:09.581000000</dc:date>
    <meta:editing-duration>PT1H25M11S</meta:editing-duration>
    <meta:editing-cycles>14</meta:editing-cycles>
    <meta:generator>LibreOffice/5.0.2.2$Windows_x86 LibreOffice_project/37b43f919e4de5eeaca9b9755ed688758a8251fe</meta:generator>
    <meta:document-statistic meta:table-count="0" meta:image-count="0" meta:object-count="0" meta:page-count="2" meta:paragraph-count="51" meta:word-count="646" meta:character-count="3985" meta:non-whitespace-character-count="3400"/>
  </office:meta>
</office:document-meta>
</file>